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officeooo:rsid="000c0703" officeooo:paragraph-rsid="0018723a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7d15d" officeooo:paragraph-rsid="0018723a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2553f5" officeooo:paragraph-rsid="0018723a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2553f5" officeooo:paragraph-rsid="00277a1a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2f5ba0" officeooo:paragraph-rsid="002f5ba0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315063" officeooo:paragraph-rsid="0031506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5a156" officeooo:paragraph-rsid="0025a15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77a1a" officeooo:paragraph-rsid="00277a1a" style:font-weight-asian="normal" style:font-weight-complex="normal"/>
    </style:style>
    <style:style style:name="P9" style:family="paragraph" style:parent-style-name="Standard">
      <style:text-properties fo:font-weight="normal" officeooo:rsid="00283888" officeooo:paragraph-rsid="00283888" style:font-weight-asian="normal" style:font-weight-complex="normal"/>
    </style:style>
    <style:style style:name="P10" style:family="paragraph" style:parent-style-name="Standard">
      <style:text-properties fo:font-weight="normal" officeooo:rsid="0028ed1e" officeooo:paragraph-rsid="0028ed1e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5af43" officeooo:paragraph-rsid="0018723a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5af43" officeooo:paragraph-rsid="0018723a" style:font-weight-asian="bold" style:font-weight-complex="bold"/>
    </style:style>
    <style:style style:name="P13" style:family="paragraph" style:parent-style-name="Standard">
      <style:text-properties fo:font-weight="bold" officeooo:rsid="0028ed1e" officeooo:paragraph-rsid="0028ed1e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25a156" officeooo:paragraph-rsid="0025a156"/>
    </style:style>
    <style:style style:name="P15" style:family="paragraph" style:parent-style-name="Standard">
      <style:paragraph-properties fo:text-align="start" style:justify-single-word="false"/>
      <style:text-properties officeooo:rsid="00277a1a" officeooo:paragraph-rsid="00277a1a"/>
    </style:style>
    <style:style style:name="P16" style:family="paragraph" style:parent-style-name="Standard">
      <style:text-properties officeooo:rsid="00283888" officeooo:paragraph-rsid="00283888"/>
    </style:style>
    <style:style style:name="P17" style:family="paragraph" style:parent-style-name="Standard">
      <style:text-properties officeooo:rsid="0028ed1e" officeooo:paragraph-rsid="0028ed1e"/>
    </style:style>
    <style:style style:name="P18" style:family="paragraph" style:parent-style-name="Standard">
      <style:text-properties style:text-underline-style="none" fo:font-weight="bold" officeooo:rsid="002c21f7" officeooo:paragraph-rsid="002c21f7" style:font-weight-asian="bold" style:font-weight-complex="bold"/>
    </style:style>
    <style:style style:name="P19" style:family="paragraph" style:parent-style-name="Standard">
      <style:text-properties officeooo:rsid="002d65b7" officeooo:paragraph-rsid="002d65b7"/>
    </style:style>
    <style:style style:name="P20" style:family="paragraph" style:parent-style-name="Text_20_body">
      <style:paragraph-properties fo:text-align="justify" style:justify-single-word="false"/>
      <style:text-properties fo:font-weight="normal" officeooo:rsid="0007d15d" officeooo:paragraph-rsid="0018723a" style:font-weight-asian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font-weight="normal" officeooo:rsid="002f5ba0" officeooo:paragraph-rsid="002f5ba0" style:font-weight-asian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font-weight="normal" officeooo:rsid="002553f5" officeooo:paragraph-rsid="0025a156" style:font-weight-asian="normal" style:font-weight-complex="normal"/>
    </style:style>
    <style:style style:name="P23" style:family="paragraph" style:parent-style-name="Header">
      <style:paragraph-properties fo:text-align="start" style:justify-single-word="false"/>
      <style:text-properties fo:font-weight="bold" officeooo:rsid="0005af43" officeooo:paragraph-rsid="0018723a" style:font-weight-asian="bold" style:font-weight-complex="bold"/>
    </style:style>
    <style:style style:name="P24" style:family="paragraph" style:parent-style-name="Header">
      <style:text-properties fo:font-weight="bold" officeooo:rsid="0005af43" officeooo:paragraph-rsid="0018723a" style:font-weight-asian="bold" style:font-weight-complex="bold"/>
    </style:style>
    <style:style style:name="P25" style:family="paragraph" style:parent-style-name="Heading_20_3">
      <style:paragraph-properties fo:text-align="justify" style:justify-single-word="false"/>
      <style:text-properties fo:font-weight="normal" officeooo:rsid="001b31a9" officeooo:paragraph-rsid="001f5f25" style:font-weight-asian="normal" style:font-weight-complex="normal"/>
    </style:style>
    <style:style style:name="P26" style:family="paragraph" style:parent-style-name="Heading_20_3">
      <style:paragraph-properties fo:text-align="justify" style:justify-single-word="false"/>
      <style:text-properties fo:font-weight="normal" officeooo:rsid="002553f5" officeooo:paragraph-rsid="001b31a9" style:font-weight-asian="normal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officeooo:rsid="0025a156" officeooo:paragraph-rsid="00277a1a"/>
    </style:style>
    <style:style style:name="P28" style:family="paragraph" style:parent-style-name="Standard" style:list-style-name="L1">
      <style:paragraph-properties fo:text-align="start" style:justify-single-word="false"/>
      <style:text-properties officeooo:paragraph-rsid="002553f5"/>
    </style:style>
    <style:style style:name="P29" style:family="paragraph" style:parent-style-name="Standard" style:list-style-name="L1">
      <style:paragraph-properties fo:text-align="start" style:justify-single-word="false"/>
      <style:text-properties fo:font-weight="normal" officeooo:rsid="002553f5" officeooo:paragraph-rsid="0025a156" style:font-weight-asian="normal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fo:font-weight="normal" officeooo:rsid="00277a1a" officeooo:paragraph-rsid="00277a1a" style:font-weight-asian="normal" style:font-weight-complex="normal"/>
    </style:style>
    <style:style style:name="P31" style:family="paragraph" style:parent-style-name="Standard">
      <style:text-properties fo:font-weight="normal" officeooo:rsid="0028ed1e" officeooo:paragraph-rsid="003b1943" style:font-weight-asian="normal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officeooo:rsid="00277a1a" officeooo:paragraph-rsid="00277a1a"/>
    </style:style>
    <style:style style:name="P33" style:family="paragraph" style:parent-style-name="Standard" style:list-style-name="L3">
      <style:paragraph-properties fo:text-align="start" style:justify-single-word="false"/>
      <style:text-properties style:text-position="0% 100%" officeooo:rsid="00283888" officeooo:paragraph-rsid="00283888"/>
    </style:style>
    <style:style style:name="P34" style:family="paragraph" style:parent-style-name="Standard" style:list-style-name="L3">
      <style:paragraph-properties fo:text-align="start" style:justify-single-word="false"/>
      <style:text-properties officeooo:rsid="00283888" officeooo:paragraph-rsid="003b63e6"/>
    </style:style>
    <style:style style:name="P35" style:family="paragraph" style:parent-style-name="Standard">
      <style:text-properties officeooo:paragraph-rsid="003b1943"/>
    </style:style>
    <style:style style:name="P36" style:family="paragraph" style:parent-style-name="Text_20_body" style:list-style-name="L1">
      <style:paragraph-properties fo:text-align="start" style:justify-single-word="false"/>
      <style:text-properties fo:font-weight="normal" officeooo:rsid="002553f5" style:font-weight-asian="normal" style:font-weight-complex="normal"/>
    </style:style>
    <style:style style:name="P37" style:family="paragraph" style:parent-style-name="Preformatted_20_Text" style:list-style-name="L2">
      <style:paragraph-properties fo:text-align="start" style:justify-single-word="false"/>
      <style:text-properties fo:color="#a9b7c6" style:font-name="Source Code Pro" fo:font-size="10.5pt" officeooo:rsid="0025a156" officeooo:paragraph-rsid="00277a1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a344" style:font-weight-asian="normal" style:font-weight-complex="normal"/>
    </style:style>
    <style:style style:name="T3" style:family="text">
      <style:text-properties fo:font-weight="normal" officeooo:rsid="002553f5" style:font-weight-asian="normal" style:font-weight-complex="normal"/>
    </style:style>
    <style:style style:name="T4" style:family="text">
      <style:text-properties fo:font-weight="normal" officeooo:rsid="002c21f7" style:font-weight-asian="normal" style:font-weight-complex="normal"/>
    </style:style>
    <style:style style:name="T5" style:family="text">
      <style:text-properties fo:font-weight="normal" officeooo:rsid="002f5ba0" style:font-weight-asian="normal" style:font-weight-complex="normal"/>
    </style:style>
    <style:style style:name="T6" style:family="text">
      <style:text-properties fo:font-weight="normal" officeooo:rsid="0031a03b" style:font-weight-asian="normal" style:font-weight-complex="normal"/>
    </style:style>
    <style:style style:name="T7" style:family="text">
      <style:text-properties fo:font-weight="normal" officeooo:rsid="00331206" style:font-weight-asian="normal" style:font-weight-complex="normal"/>
    </style:style>
    <style:style style:name="T8" style:family="text">
      <style:text-properties fo:font-weight="normal" officeooo:rsid="0034b49c" style:font-weight-asian="normal" style:font-weight-complex="normal"/>
    </style:style>
    <style:style style:name="T9" style:family="text">
      <style:text-properties fo:font-weight="normal" officeooo:rsid="0039e7c0" style:font-weight-asian="normal" style:font-weight-complex="normal"/>
    </style:style>
    <style:style style:name="T10" style:family="text">
      <style:text-properties fo:font-weight="normal" officeooo:rsid="003b1943" style:font-weight-asian="normal" style:font-weight-complex="normal"/>
    </style:style>
    <style:style style:name="T11" style:family="text">
      <style:text-properties fo:color="#94558d"/>
    </style:style>
    <style:style style:name="T12" style:family="text">
      <style:text-properties fo:color="#94558d" fo:font-weight="normal" style:font-weight-asian="normal" style:font-weight-complex="normal"/>
    </style:style>
    <style:style style:name="T13" style:family="text">
      <style:text-properties officeooo:rsid="002553f5"/>
    </style:style>
    <style:style style:name="T14" style:family="text">
      <style:text-properties fo:font-weight="bold"/>
    </style:style>
    <style:style style:name="T15" style:family="text">
      <style:text-properties fo:color="#cc7832"/>
    </style:style>
    <style:style style:name="T16" style:family="text">
      <style:text-properties fo:color="#cc7832" fo:font-weight="bold"/>
    </style:style>
    <style:style style:name="T17" style:family="text">
      <style:text-properties fo:color="#cc7832" fo:font-weight="bold" style:font-weight-asian="normal" style:font-weight-complex="normal"/>
    </style:style>
    <style:style style:name="T18" style:family="text">
      <style:text-properties fo:color="#cc7832" style:font-name="Source Code Pro" fo:font-size="10.5pt" fo:font-weight="bold" style:font-weight-asian="normal" style:font-weight-complex="normal"/>
    </style:style>
    <style:style style:name="T19" style:family="text">
      <style:text-properties fo:color="#cc7832" fo:font-weight="normal" style:font-weight-asian="normal" style:font-weight-complex="normal"/>
    </style:style>
    <style:style style:name="T20" style:family="text">
      <style:text-properties fo:color="#a9b7c6" style:font-name="Source Code Pro" fo:font-size="10.5pt" fo:font-weight="bold" style:font-weight-asian="normal" style:font-weight-complex="normal"/>
    </style:style>
    <style:style style:name="T21" style:family="text">
      <style:text-properties fo:color="#a9b7c6" style:font-name="Source Code Pro" fo:font-size="10.5pt" fo:font-weight="normal" style:font-weight-asian="normal" style:font-weight-complex="normal"/>
    </style:style>
    <style:style style:name="T22" style:family="text">
      <style:text-properties fo:color="#a9b7c6" style:font-name="Source Code Pro" fo:font-size="10.5pt" fo:font-weight="normal" officeooo:rsid="002f5ba0" style:font-weight-asian="normal" style:font-weight-complex="normal"/>
    </style:style>
    <style:style style:name="T23" style:family="text">
      <style:text-properties fo:color="#a9b7c6" style:font-name="Source Code Pro" fo:font-size="10.5pt" fo:font-weight="normal" officeooo:rsid="003b1943" style:font-weight-asian="normal" style:font-weight-complex="normal"/>
    </style:style>
    <style:style style:name="T24" style:family="text">
      <style:text-properties fo:color="#b200b2" fo:font-weight="normal" style:font-weight-asian="normal" style:font-weight-complex="normal"/>
    </style:style>
    <style:style style:name="T25" style:family="text">
      <style:text-properties style:text-position="sub 58%"/>
    </style:style>
    <style:style style:name="T26" style:family="text">
      <style:text-properties style:text-position="0% 100%"/>
    </style:style>
    <style:style style:name="T27" style:family="text">
      <style:text-properties style:text-position="0% 100%" officeooo:rsid="00283888"/>
    </style:style>
    <style:style style:name="T28" style:family="text">
      <style:text-properties style:text-position="0% 100%" officeooo:rsid="0031a03b"/>
    </style:style>
    <style:style style:name="T29" style:family="text">
      <style:text-properties style:text-position="0% 100%" officeooo:rsid="003b63e6"/>
    </style:style>
    <style:style style:name="T30" style:family="text">
      <style:text-properties style:text-underline-style="solid" style:text-underline-width="auto" style:text-underline-color="font-color" fo:font-weight="normal" officeooo:rsid="002c21f7" style:font-weight-asian="normal" style:font-weight-complex="normal"/>
    </style:style>
    <style:style style:name="T31" style:family="text">
      <style:text-properties style:text-underline-style="none" fo:font-weight="normal" officeooo:rsid="002c21f7" style:font-weight-asian="normal" style:font-weight-complex="normal"/>
    </style:style>
    <style:style style:name="T32" style:family="text">
      <style:text-properties fo:color="#6897bb"/>
    </style:style>
    <style:style style:name="T33" style:family="text">
      <style:text-properties officeooo:rsid="00315063"/>
    </style:style>
    <style:style style:name="T34" style:family="text">
      <style:text-properties officeooo:rsid="00368699"/>
    </style:style>
    <style:style style:name="T35" style:family="text">
      <style:text-properties officeooo:rsid="00385896"/>
    </style:style>
    <style:style style:name="T36" style:family="text">
      <style:text-properties officeooo:rsid="0039e7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AM:1115201400024</text:p>
      <text:p text:style-name="P23">Δημήτριος Γάγγας</text:p>
      <text:p text:style-name="P11"/>
      <text:p text:style-name="P11"/>
      <text:p text:style-name="P11">Project <text:span text:style-name="T13">3</text:span> – <text:span text:style-name="T13">Πρόβλημα 1.2(Kakuro)</text:span></text:p>
      <text:p text:style-name="P12"/>
      <text:list xml:id="list8163669378630924977" text:style-name="L1">
        <text:list-item>
          <text:p text:style-name="P28"><text:span text:style-name="T2">Υλοποιήθηκε σε Python </text:span><text:span text:style-name="T3">3.5.2</text:span><text:span text:style-name="T2"> σε λειτουργικό Linux </text:span><text:span text:style-name="T3">σ</text:span><text:span text:style-name="T6">ε</text:span><text:span text:style-name="T3"> PyCharm <text:s/>IDE.</text:span></text:p>
        </text:list-item>
      </text:list>
      <text:p text:style-name="P3"/>
      <text:list xml:id="list94523033884412" text:continue-numbering="true" text:style-name="L1">
        <text:list-item>
          <text:p text:style-name="P29">Δεν υπάρχει Bug.</text:p>
          <text:p text:style-name="P29"/>
          <text:p text:style-name="P36"/>
        </text:list-item>
      </text:list>
      <text:p text:style-name="P22">Χρησιμοποιήθηκε ο κώδικας σε Python που δίνεται στην εκφώνηση:(csp.py,utils.py,search.py).</text:p>
      <text:p text:style-name="P14"><text:span text:style-name="T1">Για τις ανάγκες της άσκησης υλο</text:span><text:bookmark-start text:name="__DdeLink__453_886150896"/><text:span text:style-name="T1">ποιήθηκε το αρχείο kakuro.py .</text:span></text:p>
      <text:p text:style-name="P7"><text:bookmark-end text:name="__DdeLink__453_886150896"/></text:p>
      <text:p text:style-name="P7">Δομή προγράμματος:</text:p>
      <text:p text:style-name="P7"/>
      <text:p text:style-name="P7">Έχει δημιουργηθεί η κλάση kakuro ,η οποία κληρονομεί τη csp που έχει γίνει import</text:p>
      <text:p text:style-name="P27"><text:span text:style-name="T18">class </text:span><text:span text:style-name="T20">kakuro</text:span><text:span text:style-name="T21">(CSP): </text:span></text:p>
      <text:p text:style-name="P8">Περιέχει τις :</text:p>
      <text:list xml:id="list8199772415131719488" text:style-name="L2">
        <text:list-item>
          <text:p text:style-name="P37"><text:span text:style-name="T17">def </text:span><text:span text:style-name="T24">__init__</text:span><text:span text:style-name="T1">(</text:span><text:span text:style-name="T12">self</text:span><text:span text:style-name="T19">, </text:span><text:span text:style-name="T1">board):</text:span></text:p>
        </text:list-item>
        <text:list-item>
          <text:p text:style-name="P37"><text:span text:style-name="T16">def </text:span><text:span text:style-name="T14">display</text:span>(<text:span text:style-name="T11">self</text:span><text:span text:style-name="T15">, </text:span>solution):</text:p>
        </text:list-item>
        <text:list-item>
          <text:p text:style-name="P37"><text:span text:style-name="T16">def </text:span><text:span text:style-name="T14">kakuro_constraints</text:span>(<text:span text:style-name="T11">self</text:span><text:span text:style-name="T15">, </text:span>A<text:span text:style-name="T15">, </text:span>a<text:span text:style-name="T15">, </text:span>B<text:span text:style-name="T15">, </text:span>b):</text:p>
        </text:list-item>
        <text:list-item>
          <text:p text:style-name="P37"><text:span text:style-name="T16">def </text:span><text:span text:style-name="T14">entry_constraint</text:span>(<text:span text:style-name="T11">self</text:span><text:span text:style-name="T15">,</text:span>entry<text:span text:style-name="T15">,</text:span>assigned_vars<text:span text:style-name="T15">,</text:span>var1<text:span text:style-name="T15">,</text:span>x<text:span text:style-name="T15">,</text:span>var2=<text:span text:style-name="T16">None</text:span><text:span text:style-name="T15">,</text:span>y=<text:span text:style-name="T32">0</text:span>):</text:p>
          <text:p text:style-name="P37"/>
          <text:p text:style-name="P30"/>
        </text:list-item>
      </text:list>
      <text:p text:style-name="P8">Η __init__ δημιουργεί και αρχικοποιεί τα απαιτούμενα attribute που χρειάζεται η csp αλλά και η kakuro_constrains method.</text:p>
      <text:p text:style-name="P15"><text:span text:style-name="T1">Πιο συγκεκριμένα, τα πιο βασικά </text:span><text:span text:style-name="T6">attribute </text:span><text:span text:style-name="T1">στην υλοποίηση ειναι :</text:span></text:p>
      <text:list xml:id="list4335758538012734500" text:style-name="L3">
        <text:list-item>
          <text:p text:style-name="P32">Οι λίστες blank_cells,value_cells και constraint cells που περιέχουν ολά τα κελιά του board εκφρασμένα σε <text:span text:style-name="T26">x</text:span><text:span text:style-name="T25">ij <text:s/></text:span><text:span text:style-name="T26">με x</text:span><text:span text:style-name="T25">00 <text:s/></text:span><text:span text:style-name="T27">το πάνω αριστερά κελί , με συνέπεια ανα πάσα στιγμή να ξέρω σε ποιό κελί <text:s/>βρίσκομαι στο board.</text:span></text:p>
        </text:list-item>
        <text:list-item>
          <text:p text:style-name="P33">Τα dictionary λιστών domains και neighbors</text:p>
        </text:list-item>
        <text:list-item>
          <text:p text:style-name="P34"><text:span text:style-name="T26">Οι </text:span><text:span text:style-name="T28">2 </text:span><text:span text:style-name="T26">λίστες λιστών </text:span><text:span text:style-name="T29">horizontal_entries , vertical_entries</text:span><text:span text:style-name="T26"> για τους περιορισμούς αθροισμάτων γραμμών και στηλών αντίστοιχα.</text:span></text:p>
        </text:list-item>
      </text:list>
      <text:p text:style-name="P4"/>
      <text:p text:style-name="P16"><text:span text:style-name="T3">Η <text:s/></text:span><text:span text:style-name="T1">method def kakuro_constraints είναι μια bool συνάρτηση που επιστρέφει True ή False αν οι περιορισμοί πληρούνται ή καταπατούνται αντίστοιχα.</text:span></text:p>
      <text:p text:style-name="P9"/>
      <text:p text:style-name="P13">Λίγα λόγια για τη συνάρτηση…</text:p>
      <text:p text:style-name="P10">Αρχικά ελέγχει αν το Α βρίσκεται στους γείτονες του Β ή το ανάποδο αν δηλαδή το Β βρίσκεται στους γείτονες του Α.</text:p>
      <text:p text:style-name="P10">Αν ναι τοτε ελέγχεται αν έχουν ίδιες τιμές και αν ναι επιστρέφει False.</text:p>
      <text:p text:style-name="P17"><text:span text:style-name="T1">Έπειτα, ελέγχεται αν η τιμές των Α και <text:s/>Β είναι ίδιες με τα partial assigns </text:span><text:span text:style-name="T7">των </text:span><text:span text:style-name="T1">τιμών των γειτόνων τους.</text:span></text:p>
      <text:p text:style-name="P17"><text:span text:style-name="T1">Στη συνέχεια, βρίσκ</text:span><text:span text:style-name="T7">ον</text:span><text:span text:style-name="T1">ται τα </text:span><text:span text:style-name="T9">horizontal και vertical entries</text:span><text:span text:style-name="T1"> των Α,Β.</text:span></text:p>
      <text:p text:style-name="P10">(Αν δεν επάγονται σε κάποιο <text:span text:style-name="T36">horizontal/vertical</text:span> όπως στη περίπτωση του <text:s/>puzzle-board<text:span text:style-name="T35">0</text:span> θα ακολουθηθεί ειδική μεταχείρηση/έλεγχος για αυτά).</text:p>
      <text:p text:style-name="P10"/>
      <text:p text:style-name="P31">Έπειτα, ελέγχεται αν τα <text:span text:style-name="T36">horizontal ή vertical entries</text:span> των Α,Β είναι ίδια μεταξυ τους.</text:p>
      <text:p text:style-name="P17"><text:span text:style-name="T1">Αν </text:span><text:span text:style-name="T4">κανένα δεν είναι ίδιο</text:span><text:span text:style-name="T1"> έλεγχ</text:span><text:span text:style-name="T4">ονται</text:span><text:span text:style-name="T1"> </text:span><text:span text:style-name="T4">ξεχωριστα αν για τα a,b </text:span><text:span text:style-name="T1"><text:s/></text:span><text:span text:style-name="T4">πληρουνται τα</text:span><text:span text:style-name="T1"> entr</text:span><text:span text:style-name="T4">ies</text:span><text:span text:style-name="T1"> </text:span><text:span text:style-name="T4">τους</text:span><text:span text:style-name="T1">.</text:span><text:span text:style-name="T4">Αλλιώς αν 1 ή και τα 2 είναι ίδια τοτε έλεγχεται πάλι με τον ίδιο τρόπο τα μη κοινά τους entr</text:span><text:span text:style-name="T10">ies</text:span><text:span text:style-name="T4"> ενώ το/α </text:span><text:soft-page-break/><text:span text:style-name="T4">κοινό/ά τους entry ελέγχονται με τη διαφορά οτι <text:s/>τώρα πρέπει το sum των assigned variables</text:span><text:span text:style-name="T30">+a+b </text:span><text:span text:style-name="T31"><text:s/>να είναι συνεπές με το περιορισμό του εκάστοτε entry.</text:span></text:p>
      <text:p text:style-name="P18">Σημείωση!</text:p>
      <text:p text:style-name="P17"><text:span text:style-name="T1"><text:s/></text:span><text:span text:style-name="T4">Μόνο οταν ολα τα neighbors των Α,Β είναι assigned ελέγχεται ο περιορισμός των entries,αλλιώς επιστρέφεται πάντα true.</text:span></text:p>
      <text:p text:style-name="P10"><text:s/></text:p>
      <text:p text:style-name="P19"><text:span text:style-name="T1">H def entry_constraint κάνει οτι λέει και το όνομα της ,ελέγχει δηλαδή αν ικανοποιούνται οι περιορισμοί του εκάστοτε entry.Eπιστρέφει <text:s/>2 τιμές.Η 1η για το αν έχει καταπατηθεί ο περιορισμός και η 2η για τον αν ικανοποιείτα</text:span><text:span text:style-name="T8">ι</text:span><text:span text:style-name="T1"> ο περιορισμός αθροίσματος.</text:span></text:p>
      <text:p text:style-name="P35"><text:span text:style-name="T5">Τέλος αν τα </text:span><text:span text:style-name="T23">A_horizontal_entry_checked,A_vertical_entry_checked,B_horizontal_entry_checked,B_vertical_entry_checked <text:s/></text:span><text:span text:style-name="T5">έχουν τιμή 1 σημαίνει πως εχουν ικανοποιηθεί όλοι οι περιορισμοί αθροίσματος γραμμής και στηλής για τα Α,Β οπότε επιστρέφεται True.</text:span></text:p>
      <text:p text:style-name="P20"/>
      <text:p text:style-name="P21">H display method απλά τυπώνει τη λύση του προβλήματος.Για την ακρίβεια,τυπώνει <text:s/>σορταρισμένες τις μεταβλητές <text:s/>με την ανάθεση των τιμών τους. </text:p>
      <text:p text:style-name="P5">Οι αλγόριθμοι που χρησιμοποίηθηκαν απο το <text:span text:style-name="T34">δοθέντα </text:span>κώδικα είναι οι BT <text:span text:style-name="T33">και </text:span><text:s/>FC </text:p>
      <text:p text:style-name="P6">,καθώς και οι ευριστικές MRV και ΜΑC(που χρησιμοποιεί τον αλγόριθμο συνέπειας AC-3).</text:p>
      <text:p text:style-name="P2"/>
      <text:h text:style-name="P26" text:outline-level="3"/>
      <text:p text:style-name="P1"/>
      <text:h text:style-name="P25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2T09:45:12.224932548</dc:date>
    <meta:editing-duration>PT2H46M16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2" meta:paragraph-count="41" meta:word-count="479" meta:character-count="3183" meta:non-whitespace-character-count="2732"/>
  </office:meta>
</office:document-meta>
</file>